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00%" style:page-number="1"/>
    </style:style>
    <style:style style:name="T2" style:parent-style-name="Основнойшрифтабзаца" style:family="text">
      <style:text-properties style:font-name="Times New Roman" style:font-name-complex="Times New Roman" fo:font-weight="bold" style:font-weight-asian="bold" fo:font-size="12pt" style:font-size-asian="12pt" style:font-size-complex="12pt" fo:language="en" fo:country="US"/>
    </style:style>
    <style:style style:name="T3"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P4"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5"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6"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7"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8"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9"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10"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11"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12" style:parent-style-name="Standard" style:family="paragraph">
      <style:paragraph-properties fo:line-height="100%"/>
      <style:text-properties style:font-name="Times New Roman" style:font-name-complex="Times New Roman" fo:font-weight="bold" style:font-weight-asian="bold" fo:font-size="12pt" style:font-size-asian="12pt" style:font-size-complex="12pt" fo:language="en" fo:country="US"/>
    </style:style>
    <style:style style:name="P13"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14" style:parent-style-name="Standard" style:family="paragraph">
      <style:paragraph-properties fo:line-height="100%"/>
    </style:style>
    <style:style style:name="T15"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16"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17" style:parent-style-name="Standard" style:family="paragraph">
      <style:paragraph-properties fo:line-height="100%"/>
    </style:style>
    <style:style style:name="T18"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19"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20"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21"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22"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23" style:parent-style-name="Standard" style:family="paragraph">
      <style:paragraph-properties fo:line-height="100%"/>
    </style:style>
    <style:style style:name="T24"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25"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26"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27"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P28"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29"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30"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31" style:parent-style-name="Standard" style:family="paragraph">
      <style:paragraph-properties fo:line-height="100%"/>
    </style:style>
    <style:style style:name="T32"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33"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34"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35"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36"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37"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38" style:parent-style-name="Standard" style:family="paragraph">
      <style:paragraph-properties fo:line-height="100%"/>
      <style:text-properties style:font-name="Times New Roman" style:font-name-complex="Times New Roman" fo:font-weight="bold" style:font-weight-asian="bold" fo:font-size="12pt" style:font-size-asian="12pt" style:font-size-complex="12pt" fo:language="en" fo:country="US"/>
    </style:style>
    <style:style style:name="P39" style:parent-style-name="Standard" style:family="paragraph">
      <style:paragraph-properties fo:line-height="100%"/>
    </style:style>
    <style:style style:name="T40"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41"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42"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43" style:parent-style-name="Standard" style:family="paragraph">
      <style:paragraph-properties fo:line-height="100%"/>
    </style:style>
    <style:style style:name="T44"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45"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46"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47"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48"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49" style:parent-style-name="Standard" style:family="paragraph">
      <style:paragraph-properties fo:line-height="100%"/>
    </style:style>
    <style:style style:name="T50"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51"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52"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53"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54"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55"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56"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57"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58"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59"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60"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61" style:parent-style-name="Standard" style:family="paragraph">
      <style:paragraph-properties fo:line-height="100%"/>
    </style:style>
    <style:style style:name="T62"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63"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64"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P65"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66"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67"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68" style:parent-style-name="Standard" style:family="paragraph">
      <style:paragraph-properties fo:line-height="100%"/>
    </style:style>
    <style:style style:name="T69"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70"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71"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72" style:parent-style-name="Standard" style:family="paragraph">
      <style:paragraph-properties fo:line-height="100%"/>
      <style:text-properties style:font-name="Times New Roman" style:font-name-complex="Times New Roman" fo:font-weight="bold" style:font-weight-asian="bold" fo:font-size="12pt" style:font-size-asian="12pt" style:font-size-complex="12pt" fo:language="en" fo:country="US"/>
    </style:style>
    <style:style style:name="P73" style:parent-style-name="Standard" style:family="paragraph">
      <style:paragraph-properties fo:line-height="100%"/>
      <style:text-properties style:font-name="Times New Roman" style:font-name-complex="Times New Roman" fo:font-weight="bold" style:font-weight-asian="bold" fo:font-size="12pt" style:font-size-asian="12pt" style:font-size-complex="12pt" fo:language="en" fo:country="US"/>
    </style:style>
    <style:style style:name="P74"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75"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76" style:parent-style-name="Standard" style:family="paragraph">
      <style:paragraph-properties fo:line-height="100%"/>
    </style:style>
    <style:style style:name="T77"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78"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79"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80"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81"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82"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83" style:parent-style-name="Standard" style:family="paragraph">
      <style:paragraph-properties fo:line-height="100%"/>
    </style:style>
    <style:style style:name="T84"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85"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86"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87"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88"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89"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90"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91"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92"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93"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94"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95" style:parent-style-name="Standard" style:family="paragraph">
      <style:paragraph-properties fo:line-height="100%"/>
    </style:style>
    <style:style style:name="T96"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97"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P98"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99" style:parent-style-name="Standard" style:family="paragraph">
      <style:paragraph-properties fo:line-height="100%"/>
    </style:style>
    <style:style style:name="T100"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101" style:parent-style-name="Основнойшрифтабзаца" style:family="text">
      <style:text-properties style:font-name="Times New Roman" style:font-name-complex="Times New Roman" fo:font-size="12pt" style:font-size-asian="12pt" style:font-size-complex="12pt" fo:background-color="#FFFF00" fo:language="en" fo:country="US"/>
    </style:style>
    <style:style style:name="T102"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P103" style:parent-style-name="Standard" style:family="paragraph">
      <style:paragraph-properties fo:line-height="100%"/>
      <style:text-properties style:font-name="Times New Roman" style:font-name-complex="Times New Roman" fo:font-size="12pt" style:font-size-asian="12pt" style:font-size-complex="12pt" fo:language="en" fo:country="US"/>
    </style:style>
    <style:style style:name="P104" style:parent-style-name="Standard" style:family="paragraph">
      <style:paragraph-properties fo:line-height="100%"/>
    </style:style>
    <style:style style:name="T105"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106" style:parent-style-name="Основнойшрифтабзаца" style:family="text">
      <style:text-properties style:font-name="Times New Roman" style:font-name-complex="Times New Roman" fo:font-size="12pt" style:font-size-asian="12pt" style:font-size-complex="12pt"/>
    </style:style>
    <style:style style:name="P107" style:parent-style-name="Standard" style:family="paragraph">
      <style:paragraph-properties fo:line-height="100%"/>
      <style:text-properties style:font-name="Times New Roman" style:font-name-complex="Times New Roman" fo:font-size="12pt" style:font-size-asian="12pt" style:font-size-complex="12pt"/>
    </style:style>
    <style:style style:name="P108" style:parent-style-name="Standard" style:family="paragraph">
      <style:paragraph-properties fo:line-height="100%"/>
    </style:style>
    <style:style style:name="T109"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110" style:parent-style-name="Основнойшрифтабзаца" style:family="text">
      <style:text-properties style:font-name="Times New Roman" style:font-name-complex="Times New Roman" fo:font-size="12pt" style:font-size-asian="12pt" style:font-size-complex="12pt"/>
    </style:style>
    <style:style style:name="P111" style:parent-style-name="Standard" style:family="paragraph">
      <style:paragraph-properties fo:line-height="100%"/>
    </style:style>
  </office:automatic-styles>
  <office:body>
    <office:text text:use-soft-page-breaks="true">
      <text:p text:style-name="P1"><text:span text:style-name="T2">The CPU<text:s/></text:span><text:span text:style-name="T3">https://www.lifewire.com/what-is-a-cpu-2618150</text:span></text:p>
      <text:p text:style-name="P4">All sorts of devices use a CPU, including desktop, laptop, and tablet computers, smartphones, even your flat-screen television<text:s/>set.</text:p>
      <text:p text:style-name="P5"/>
      <text:p text:style-name="P6">Intel and AMD are the two most popular CPU manufacturers for desktops, laptops, and servers, while Apple, NVIDIA, and Qualcomm are big smartphone and tablet CPU makers.</text:p>
      <text:p text:style-name="P7"/>
      <text:p text:style-name="P8">You may see many different names used to describe the CPU, including processor,<text:s/>computer processor, microprocessor, central processor, and "the brains of the computer."</text:p>
      <text:p text:style-name="P9"/>
      <text:p text:style-name="P10">Computer monitors or hard drives are sometimes very incorrectly referred to as the CPU, but those pieces of hardware serve entirely different purposes and are in no way the same thing as the CPU.</text:p>
      <text:p text:style-name="P11"/>
      <text:p text:style-name="P12">What a CPU Looks Like and Where It's Located</text:p>
      <text:p text:style-name="P13"/>
      <text:p text:style-name="P14"><text:span text:style-name="T15">A modern CPU is usually small and square, with many short, rounded, metallic connectors on its underside. Some older CPUs have pins instead of metallic connectors.</text:span></text:p>
      <text:p text:style-name="P16"/>
      <text:p text:style-name="P17"><text:span text:style-name="T18">The CPU attach</text:span><text:span text:style-name="T19">es directly to a CPU "socket"</text:span><text:span text:style-name="T20"><text:s/>(or sometimes a "slot")<text:s/></text:span><text:span text:style-name="T21">on the motherboard. The CPU is inserted into the socket pin-side-down, and a small lever helps to secure the processor.</text:span></text:p>
      <text:p text:style-name="P22"/>
      <text:p text:style-name="P23"><text:span text:style-name="T24">After running even a short while, modern CPUs can get very hot. To help dissipate</text:span><text:span text:style-name="T25"><text:s/>this heat, it's almost always necessary to attach a heat sink and a fan directly on top of the CPU.</text:span><text:span text:style-name="T26"><text:s/>Typically, these come bundled with a CPU purchase. Other more advanced cooling options are also available, including water cooling kits and phase change un</text:span><text:span text:style-name="T27">its.<text:s/></text:span></text:p>
      <text:p text:style-name="P28"/>
      <text:p text:style-name="P29">Not all CPUs have pins on their bottom sides, but in the ones that do, the pins are easily bent. Take great care when handling, especially when you're installing them onto the motherboard.</text:p>
      <text:p text:style-name="P30"/>
      <text:p text:style-name="P31"><text:span text:style-name="T32">The clock speed of a processor is the number of instruction</text:span><text:span text:style-name="T33">s it can process in any given second, measured in gigahertz (GHz).</text:span><text:span text:style-name="T34"><text:s/>For example, a CPU has a clock speed of 1 Hz if it can process one piece of instruction every second. Extrapolating this to a more real-world example:<text:s/></text:span><text:span text:style-name="T35">a CPU with a clock speed of 3.0 GHz ca</text:span><text:span text:style-name="T36">n process 3 billion instructions each second.</text:span></text:p>
      <text:p text:style-name="P37"/>
      <text:p text:style-name="P38">CPU Cores</text:p>
      <text:p text:style-name="P39"><text:span text:style-name="T40">Some devices use a single-core processor while others may have a dual-core (or quad-core, etc.) processor. Running two processor units working side-by-side means that the CPU can simultaneously<text:s/></text:span><text:span text:style-name="T41">manage twice the instructions every second, drastically improving performance.</text:span></text:p>
      <text:p text:style-name="P42"/>
      <text:p text:style-name="P43"><text:span text:style-name="T44">Some CPUs can virtualize two cores for every one physical core that's available, a technique known as Hyper-Threading.</text:span><text:span text:style-name="T45"><text:s/>Virtualizing means that a CPU with only four cores can fu</text:span><text:span text:style-name="T46">nction as if it has eight, with the additional virtual CPU cores referred to as separate threads.<text:s/></text:span><text:span text:style-name="T47">Physical cores, though, do perform better than virtual ones.</text:span></text:p>
      <text:p text:style-name="P48"/>
      <text:p text:style-name="P49"><text:span text:style-name="T50">CPU permitting, some applications can use what's called multithreading. If a thread is understoo</text:span><text:span text:style-name="T51">d as a single piece of a computer process, then using multiple threads in a single CPU core means more instructions can be understood and processed at once. Some software can take advantage of this feature on more than one CPU core, which means that even m</text:span><text:span text:style-name="T52">ore instructions can be processed simultaneously.</text:span></text:p>
      <text:p text:style-name="P53"/>
      <text:p text:style-name="P54">Example: Intel Core i3 vs. i5 vs. i7</text:p>
      <text:p text:style-name="P55">For a more specific example of how some CPUs are faster than others, let's look at how Intel has developed its processors.</text:p>
      <text:p text:style-name="P56"/>
      <text:p text:style-name="P57">Just as you'd probably suspect from their naming, Intel Core i7 chips perform better than i5 chips, which perform better than i3 chips. Why one performs better or worse than others is a bit more complex but still<text:s/><text:soft-page-break/>pretty easy to understand.</text:p>
      <text:p text:style-name="P58"/>
      <text:p text:style-name="P59">Intel Core i3 processors are dual-core processors, while i5<text:s/>and i7 chips are quad-core.</text:p>
      <text:p text:style-name="P60"/>
      <text:p text:style-name="P61"><text:span text:style-name="T62">Turbo Boost is a feature in i5 and i7 chips that enables the processor to increase its clock speed past its base speed, like from 3.0 GHz to 3.5 GHz, whenever it needs to. Intel Core i3 chips don't have this capability. Proces</text:span><text:span text:style-name="T63">sor models ending in "K" can be overclocked, which means this additional clock speed can be forced and utilized all the time</text:span><text:span text:style-name="T64">; learn more about why you'd overclock your computer.</text:span></text:p>
      <text:p text:style-name="P65"/>
      <text:p text:style-name="P66">Hyper-Threading enables the two threads to be processed per each CPU core. This means i3 processors with Hyper-Threading support just four simultaneous threads (since they're dual-core processors). Intel Core i5 processors don't support Hyper-Threading, which means they, too, can work with four threads at the same time. i7 processors, however, do support this technology, and therefore (being quad-core) can process 8 threads at the same time.</text:p>
      <text:p text:style-name="P67"/>
      <text:p text:style-name="P68"><text:span text:style-name="T69">Due to the power constraints inherent in devices that don't have a continuous supply of power (battery-powered products like smartphones, tabl</text:span><text:span text:style-name="T70">ets, etc.), their processors—regardless if they're i3, i5, or i7—differ from desktop CPUs in that they have to find a balance between performance and power consumption.</text:span></text:p>
      <text:p text:style-name="P71"/>
      <text:p text:style-name="P72">More Information on CPUs</text:p>
      <text:p text:style-name="P73"/>
      <text:p text:style-name="P74">Neither clock speed, nor simply the number of CPU cores, is<text:s/>the sole factor determining whether one CPU is "better" than another. It often depends most on the type of software that runs on the computer—in other words, the applications that will be using the CPU.</text:p>
      <text:p text:style-name="P75"/>
      <text:p text:style-name="P76"><text:span text:style-name="T77">One CPU may have a low clock speed but is a quad-cor</text:span><text:span text:style-name="T78">e processor, while another has a high clock speed but is only a dual-core processor.<text:s/></text:span><text:span text:style-name="T79">Deciding which CPU would outperform the other</text:span><text:span text:style-name="T80">, again,<text:s/></text:span><text:span text:style-name="T81">depends entirely on what the CPU is being used for.</text:span></text:p>
      <text:p text:style-name="P82"/>
      <text:p text:style-name="P83"><text:span text:style-name="T84">For example, a CPU-demanding video editing program that<text:s/></text:span><text:span text:style-name="T85">functions best with several CPU cores is going to work better on a multicore processor with low clock speeds than it would on a single-core CPU with high clock speeds. Not all software, games, and so on can even take advantage of more than just one or two<text:s/></text:span><text:span text:style-name="T86">cores, making any more available CPU cores pretty useless.</text:span></text:p>
      <text:p text:style-name="P87"/>
      <text:p text:style-name="P88">Multiple Core Processors: Is More Always Better?</text:p>
      <text:p text:style-name="P89">Another component of a CPU is cache. CPU cache is like a temporary holding place for commonly used data. Instead of calling on random access memory<text:s/>for these items, the CPU determines what data you seem to keep using, assumes you'll want to keep using it, and stores it in the cache. Cache is faster than using RAM because it's a physical part of the processor; more cache means more space for holding such information.</text:p>
      <text:p text:style-name="P90"/>
      <text:p text:style-name="P91">Whether your computer can run a 32-bit or 64-bit operating system depends on the size of data units that the CPU can handle. More memory can be accessed at once and in larger pieces with a 64-bit processor than a 32-bit one, which is why<text:s/>operating systems and applications that are 64-bit-specific cannot run on a 32-bit processor.</text:p>
      <text:p text:style-name="P92"/>
      <text:p text:style-name="P93">You can see a computer's CPU details, along with other hardware information, with most free system information tools.</text:p>
      <text:p text:style-name="P94"/>
      <text:p text:style-name="P95"><text:span text:style-name="T96">Beyond the standard processors available i</text:span><text:span text:style-name="T97">n commercial computers, quantum processors are being developed for quantum computers using the science behind quantum mechanics.</text:span></text:p>
      <text:p text:style-name="P98"/>
      <text:p text:style-name="P99"><text:span text:style-name="T100">Each motherboard supports only a certain range of CPU types, so always check with your motherboard manufacturer before making<text:s/></text:span><text:span text:style-name="T101">a purchase.</text:span><text:span text:style-name="T102"><text:s/>CPUs aren't always perfect, by the way. Some CPUs can have serious problems.</text:span></text:p>
      <text:p text:style-name="P103"/>
      <text:p text:style-name="P104"><text:span text:style-name="T105">hyperthreading</text:span><text:span text:style-name="T106"><text:s/>– гиперпараллельность (способность процессора к параллельному выполнению двух приложений)</text:span></text:p>
      <text:p text:style-name="P107"/>
      <text:p text:style-name="P108"><text:span text:style-name="T109">thread –<text:s/></text:span><text:span text:style-name="T110">поток, подпроцесс</text:span></text:p>
      <text:p text:style-name="P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Заголовок2" style:display-name="Заголовок 2" style:family="paragraph" style:parent-style-name="Обычный"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Заголовок3" style:display-name="Заголовок 3" style:family="paragraph" style:parent-style-name="Обычный"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Заголовок4" style:display-name="Заголовок 4" style:family="paragraph" style:parent-style-name="Обычный"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Заголовок5" style:display-name="Заголовок 5" style:family="paragraph" style:parent-style-name="Обычный" style:next-style-name="Standard" style:default-outline-level="5">
      <style:paragraph-properties fo:keep-with-next="always" fo:keep-together="always" fo:margin-top="0.1666in" fo:margin-bottom="0.0555in"/>
      <style:text-properties fo:color="#666666" fo:hyphenate="false"/>
    </style:style>
    <style:style style:name="Заголовок6" style:display-name="Заголовок 6" style:family="paragraph" style:parent-style-name="Обычный"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Обычный" style:display-name="Обычный" style:family="paragraph">
      <style:paragraph-properties fo:widows="2" fo:orphans="2"/>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Список" style:display-name="Список" style:family="paragraph" style:parent-style-name="Textbody">
      <style:text-propertie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Название" style:display-name="Название" style:family="paragraph" style:parent-style-name="Обычный" style:next-style-name="Standard">
      <style:paragraph-properties fo:keep-with-next="always" fo:keep-together="always" fo:margin-bottom="0.0416in"/>
      <style:text-properties fo:font-size="26pt" style:font-size-asian="26pt" style:font-size-complex="26pt" fo:hyphenate="false"/>
    </style:style>
    <style:style style:name="Подзаголовок" style:display-name="Подзаголовок" style:family="paragraph" style:parent-style-name="Обычный"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vel</dc:creator>
    <meta:creation-date>2020-10-26T09:27:00Z</meta:creation-date>
    <dc:date>2020-11-25T16:49:00Z</dc:date>
    <meta:template xlink:href="Normal" xlink:type="simple"/>
    <meta:editing-cycles>73</meta:editing-cycles>
    <meta:editing-duration>PT8880S</meta:editing-duration>
    <meta:document-statistic meta:page-count="3" meta:paragraph-count="14" meta:word-count="1052" meta:character-count="7035" meta:row-count="49" meta:non-whitespace-character-count="5997"/>
  </office:meta>
</office:document-meta>
</file>